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 style:writing-mode="lr-tb"/>
    </style:style>
    <style:style style:name="P2" style:family="paragraph" style:parent-style-name="Standard" style:master-page-name="Standard">
      <style:paragraph-properties fo:line-height="200%" fo:text-align="center" style:justify-single-word="false" style:page-number="auto" style:writing-mode="lr-tb"/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ardians of Fate</text:p>
      <text:p text:style-name="P1"/>
      <text:p text:style-name="P1">Angelic voices descends from the sky,</text:p>
      <text:p text:style-name="P1">Never meant to sang lullabies,</text:p>
      <text:p text:style-name="P1">My guardian angel never dies,</text:p>
      <text:p text:style-name="P1">Pulling the strings that defies,</text:p>
      <text:p text:style-name="P1">Transcending destiny as they pass by,</text:p>
      <text:p text:style-name="P1">Trespassers of chaotic and lawful abides,</text:p>
      <text:p text:style-name="P1">The pages of history somewhat manifest</text:p>
      <text:p text:style-name="P1">The creations of the guardians of fa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Times New Roman" fo:font-size="12pt" fo:language="en" fo:country="US" style:font-name-asian="SimSun1" style:font-size-asian="12pt" style:language-asian="zh" style:country-asian="CN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גופן_20_ברירת_20_המחדל_20_של_20_קטע" style:display-name="גופן ברירת המחדל של קטע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uardians of Fate</dc:title>
    <meta:initial-creator>DaVe</meta:initial-creator>
    <meta:creation-date>2007-09-06T04:20:00</meta:creation-date>
    <dc:date>2012-06-26T14:26:07.92</dc:date>
    <meta:editing-cycles>2</meta:editing-cycles>
    <meta:editing-duration>PT5M</meta:editing-duration>
    <meta:generator>LibreOffice/3.5$Windows_x86 LibreOffice_project/165a79a-7059095-e13bb37-fef39a4-9503d18</meta:generator>
    <meta:document-statistic meta:table-count="0" meta:image-count="0" meta:object-count="0" meta:page-count="1" meta:paragraph-count="9" meta:word-count="49" meta:character-count="300" meta:non-whitespace-character-count="259"/>
    <meta:user-defined meta:name="Info 1"/>
    <meta:user-defined meta:name="Info 2"/>
    <meta:user-defined meta:name="Info 3"/>
    <meta:user-defined meta:name="Info 4"/>
  </office:meta>
</office:document-meta>
</file>